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officeooo:rsid="0002b013" officeooo:paragraph-rsid="0002b013"/>
    </style:style>
    <style:style style:name="P4" style:family="paragraph" style:parent-style-name="Standard">
      <style:text-properties officeooo:rsid="0002fc4f" officeooo:paragraph-rsid="0002fc4f"/>
    </style:style>
    <style:style style:name="P5" style:family="paragraph" style:parent-style-name="Standard">
      <style:text-properties officeooo:rsid="0004c9dd" officeooo:paragraph-rsid="0004c9dd"/>
    </style:style>
    <style:style style:name="P6" style:family="paragraph" style:parent-style-name="Standard">
      <style:text-properties officeooo:rsid="0006d59e" officeooo:paragraph-rsid="0006d59e"/>
    </style:style>
    <style:style style:name="P7"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4c9dd"/>
    </style:style>
    <style:style style:name="T4" style:family="text">
      <style:text-properties style:text-underline-style="none" officeooo:rsid="0006d5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ief im Noob Wald</text:span></text:p>
      <text:p text:style-name="P1"/>
      <text:p text:style-name="P1"/>
      <text:p text:style-name="P1"/>
      <text:p text:style-name="P1"/>
      <text:p text:style-name="Standard"><text:span text:style-name="T2">Es begab sich ein Held einmal auf eine Reise. Er hatte in den Kartoffelkriegen gedient, seine Stiefel waren abgewetzt bis auf die Holzsohle, doch er sollte noch viele Abenteuer erleben auf seinem Weg durch den finsteren Noob Wald.</text:span></text:p>
      <text:p text:style-name="Standard"><text:span text:style-name="T2">Tief waren die Lava Seen, dornig die Karottenstauden und nirgends fand er wonach er suchte: eine Kiste.</text:span></text:p>
      <text:p text:style-name="Standard"><text:span text:style-name="T2">Eine Kiste, das war alles was er wollte, denn da wollte er seine Andenken aufbewahren und mit der Flagge zudecken. Der Flagge seines Mentors, der alles händelte und der verloren gegangen war weit im Norden, als der Winter kam. Viel zu lange schon hatte die Domina ihn limbo mässig unten durch <text:s/>irgendwo versteckt. Aber unser Held wanderte von Westen und kam auch tief in alle anderen Himmelsrichtungen, selbst als der böse Zauberer Handfack den Himmel kreisen lies und die Lande mit Nebel flutete, wurde ihm nicht bange, denn er hatte einen Roboter der ihm das Ziel anzeigte.</text:span></text:p>
      <text:p text:style-name="Standard"><text:span text:style-name="T2">Auch die Stimmen, die immer wieder in seinen Kopf drangen und ihm zumurmelten, er möge doch auf der einen oder anderen Welt verweilen, konnten ihn nicht vom Weg abbringen. Fest war sein Glaube, dass er allen Versuchungen abschwören könne, und wenn es ihm doch einmal Angst und bange wurde, dann pfiff er einfach ein fröhliches Liedchen, laut und falsch zwar, aber Nichts und Niemand konnten ihn daran hindern. Er drang in Räume vor, die zuvor noch niemand so recht betrachtet hatte, und er fand immer einen Weg durch alle Sperren, selbst wenn er wusste, dass die Mittel und Wege die er benutzte nicht immer sauber waren. Die Kunde von seinen Taten verbreitete sich rasch im ganzen Noob Wald, von der kleinsten Klofrau bis zu den Super Pinguinen im Norden.</text:span></text:p>
      <text:p text:style-name="Standard"><text:span text:style-name="T2">Alle erzitterten wenn seine Laute die Räume füllten, da half auch kein Flehen und Fliehen nicht, denn er verfolgte unbarmherzig alle die sich ihm in den Weg stellten.</text:span></text:p>
      <text:p text:style-name="Standard"><text:span text:style-name="T2">Da ersann der böse Zauberer Handfack Sprüche, die ihn an bestimmte Orte binden sollten, doch die entschlüsselte er alsbald und zog weiter. Sogar ins Land der Legenden kam er, doch insgeheim wusste er, dass er seinen Mentor und die Kiste nur im grossen schwarzen Wald finden würde.</text:span></text:p>
      <text:p text:style-name="Standard"><text:span text:style-name="T2">Und abermals lies der Zauberer böse verzauberte Hühner bewaffnet mit Werkzeug auf ihn los und bremste seinen Schritt. Doch auch diese Hürden überwand der tapfere Steffhold, denn so war sein Name. Er erklomm Höhen, an die ihm die Hühner nicht folgen konnten.</text:span></text:p>
      <text:p text:style-name="Standard"><text:span text:style-name="T2">Und wieder lies Handfack grausame Kreaturen erstehen, die untot durch den Wald zogen um kleine Kinder zu fressen. Auch das konnte den Helden nicht stoppen. Er hängte sie alle an den Galgen.</text:span></text:p>
      <text:p text:style-name="Standard"><text:span text:style-name="T2">Da wandte sich Handfack an den grossen Hühnerfarmer Riegel Hanni, um so seine Armeen aufzufüllen. Es wurden Treffen einberufen, um zu beraten, wie man den Helden stoppen könnte, doch alles war nur wackeliges Stückwerk. Selbst als der grosse Schreiber Peter ihn von der Tafel strich, auf der die Namen aller verzeichnet waren stand Steffhold wieder auf. Aus dem Nichts wurden Farben ersonnen, mit denen man die Welten anmalte, damit er sich nicht mehr zurecht finden möge, Tore und Hindernisse wurden aufgestellt, wofür vor allem ein Zwitterwesen verantwortlich war, das schon lange keiner mehr zu Gesicht bekommen hatte. Doch Steffhold bombte alles aus dem Weg und gelangte immer tiefer in alle Welten, die aus dem Nichts gerufen wurden. Voller Respekt begannen bald einige von ihm zu sprechen, ob seiner Hartnäckigkeit, wenn sie auch noch nicht von seinem Charakter überzeugt waren. Für kurze Zeit erschlich er sich sogar einen administrativen Posten bei der Herrscherfamilie im Norden. Doch dann kam der Winter und ihm war es dort zu kalt, weshalb er sich weiter im Süden in tiefe Minen zurückzog, wo er das Erz schmiedete aus dem seine Waffen kamen. Die Spitzhacke über der Schulter wartete er in sicheren Häusern, bis die Sonne wieder aufging, damit ihn nicht die gefrässigen Spinnen im Wald erwischten. In diesen langen Nächten ersann er seine eigenen Zaubersprüche, mit denen er Gegner in die Luft schleudern konnte, auch wenn er diese nicht sehr oft einsetzte, so verbreitete er doch Angst und Schrecken. Man warf ihm Gegner um Gegner entgegen, die zum Teil alten ehrwürdigen Clans entstammten, doch alle wackelten sie auf ihren Grundfesten, nachdem Steffhold an ihnen </text:span><text:soft-page-break/><text:span text:style-name="T2">vorbeigezogen war. Da waren Helden wie der schlaue Micha, oder der grausame Lasto, der jeden Glücksbringer den man ihm hinstreckte auch küsste. Auch die hohe Lady mit ihrem Stern und der alte Hausmeister mit seinem weiblichen Punker Lehrling niemand konnte den Helden verstummen.</text:span></text:p>
      <text:p text:style-name="Standard"><text:span text:style-name="T2">Es wurden Trolle gezüchtet, die ihn mit hohlen Phrasen bewarfen auf allen Leveln.</text:span></text:p>
      <text:p text:style-name="Standard"><text:span text:style-name="T2">Schweine grunzten und Hunde verstellten ihm den Weg, doch Steffhold kam immer wieder auf den rechten Weg.</text:span></text:p>
      <text:p text:style-name="Standard"><text:span text:style-name="T2">Schliesslich wurde er wieder in Amt und Würden gesetzt um ihn zu besänftigen, doch er zog weiter begann eigene Studien, wie er die elektrische Kraft denn nutzen könnte um die Kiste für seine Kraftdinge zu finden. Wohl sprachen einige der hohen Geister aus dem Noob Wald nun mit ihm, doch wusste er immer zu unterscheiden, ob er getrollt wurde, oder ob man ihm die Wahrheit sagte.</text:span></text:p>
      <text:p text:style-name="P3"><text:span text:style-name="T2">Es dauerte nicht lange, da hörte er von einer Gruppe, die sich dem Zauberer Handfack angeschlossen hatte, welche beschlossen hatten, die Welt neu zu erschaffen. </text:span></text:p>
      <text:p text:style-name="P4"><text:span text:style-name="T2">Den bösen Sprüchen hatte der Zauberer nun abgeschworen, denn sie verwirrten nur alle, die mit deren Format nicht zurechtkamen. Strukturen wurden neu entwickelt und Codices aufgesetzt, wenn auch manche davon bald wieder verworfen wurden. Bilder malte man mit nichts als blossen nebeligen Sprüchen, doch musste man lange warten, bis man diese Bilder auch auf Objekte und sonstige Entitäten malen konnte. Sie trafen sich auf freien Burgen, in stattlichen Gärten, aber auch in staubigen Kellern, in denen man sich den Weg erst freihacken musste um diese zu betreten.</text:span></text:p>
      <text:p text:style-name="P4"><text:span text:style-name="T2">Sie ritten zu ihren Zielen auf jungen Fohlen und verloren auf ihren anstrengenden Reisen auch so manchen Noob.</text:span></text:p>
      <text:p text:style-name="P4"><text:span text:style-name="T2">Schliesslich fanden sie Zuflucht in einem Haus, vor dem ein warmer Brunnen stand und dessen Hausherr ihnen wohlgesonnen war. Reichlich wurden sie von ihm und seinem Kumpanen bewirtet. Glühend sprachen sie dem Wein zu, sodass ihre Ideen auch manchmal wieder zu verwerfen waren, weil sie trunken davon auch schon mal Schabernack trieben, anstatt sich anständig um den Aufbau der neuen Welt zu kümmern. </text:span><text:span text:style-name="T3">Auch wenn Steffhold nicht immer dabei sein konnte, so schickte er doch immer wieder Briefe im Telegrammstil mit Ideen, aber auch mit kleinen Scherzen.</text:span></text:p>
      <text:p text:style-name="P5"><text:span text:style-name="T2">Eines dieser Treffen richtete er einst auch bei sich in seinem Turm, den er bewohnte, aus.</text:span></text:p>
      <text:p text:style-name="P5"><text:span text:style-name="T2">Wenn er auch die Frau in seinem Herzen, welche er vor kurzem gefunden, vor Ihnen verbarg, so sprach er doch von ihr in höchstem Respekt.</text:span></text:p>
      <text:p text:style-name="P5"><text:span text:style-name="T2">Man wanderte auch durch die Landschaft, welche sie umgab und fand so manchen Stein oder auch andere Dinge, die man in die neue Welt übernehmen wollte.</text:span></text:p>
      <text:p text:style-name="P5"><text:span text:style-name="T2">Freundlich waren die Menschen auf die sie trafen und an deren Märkten sie sich labten.</text:span></text:p>
      <text:p text:style-name="P5"><text:span text:style-name="T2">Da wurde der Tee auch schon mal mit stärkerem Gebräu verdünnt. Solcherart gestärkt kam der Hühnerfarmer Riegel Hanni zum Schluss, dass die Welt auch mit Geräuschen zu füllen sei.</text:span></text:p>
      <text:p text:style-name="P5"><text:span text:style-name="T2">Gedanken wurden plakatiert aber auch wieder verworfen. Sie schrieben auf Tafeln, und auch auf geheimnisvollen Geräten, welche sie vor sich aufstellten, versammelt im Kreis. </text:span><text:span text:style-name="T4">Ein jeder verstand sich auf viele Sprachen, beschrieben in so mancher Bibliothek.</text:span></text:p>
      <text:p text:style-name="P6"><text:span text:style-name="T4">D</text:span><text:span text:style-name="T2">och war es nicht leicht sich zu lösen von den unverständlichen Sprüchen, mit welchen die alte Welt geschaffen worden war. Es wurde beraten, welche Teile der alten Sprache noch zu verwenden sei, oder welche man am besten in seine kleinsten Partikel zerschlagen sollt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Standard"><text:bookmark text:name="__DdeLink__2_1353909082"/><text:span text:style-name="T2">https://pad.inexor.org/p/dTPNaBmTz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de" fo:country="AT"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6:29:35</meta:creation-date>
    <dc:language>de-AT</dc:language>
    <dc:date>2019-11-30T21:41:05.334000000</dc:date>
    <meta:editing-cycles>5</meta:editing-cycles>
    <meta:editing-duration>PT32M34S</meta:editing-duration>
    <meta:generator>LibreOffice/5.0.4.2$Windows_X86_64 LibreOffice_project/2b9802c1994aa0b7dc6079e128979269cf95bc78</meta:generator>
    <meta:document-statistic meta:table-count="0" meta:image-count="0" meta:object-count="0" meta:page-count="3" meta:paragraph-count="25" meta:word-count="1249" meta:character-count="7672" meta:non-whitespace-character-count="6446"/>
  </office:meta>
</office:document-meta>
</file>